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cd7d" officeooo:paragraph-rsid="0000cd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3673e" officeooo:paragraph-rsid="0003673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03673e" officeooo:paragraph-rsid="000367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0cd7d" officeooo:paragraph-rsid="0000cd7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00cd7d" officeooo:paragraph-rsid="0000cd7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style="normal" fo:font-weight="bold" officeooo:rsid="0000cd7d" officeooo:paragraph-rsid="0000cd7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officeooo:rsid="0000cd7d"/>
    </style:style>
    <style:style style:name="T2" style:family="text">
      <style:text-properties officeooo:rsid="0003b4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1"/>
      <text:p text:style-name="P2">Задания:</text:p>
      <text:p text:style-name="P2"/>
      <text:p text:style-name="P3"><text:span text:style-name="T1">1. Даны стороны прямоугольника a и b. Найти его площадь S = a·b и</text:span></text:p>
      <text:p text:style-name="P7">периметр P = 2·(a + b).</text:p>
      <text:p text:style-name="P7">2. Дан диаметр окружности d. Найти ее длину L = π·d. В качестве</text:p>
      <text:p text:style-name="P7">значения π использовать 3.14.</text:p>
      <text:p text:style-name="P7">3. Даны два числа a и b. Найти их среднее арифметическое: (a + b)/2.</text:p>
      <text:p text:style-name="P7">4. Даны два ненулевых числа. Найти сумму, разность, произведение и</text:p>
      <text:p text:style-name="P7">частное их квадратов.</text:p>
      <text:p text:style-name="P7">5. Даны два ненулевых числа. Найти сумму, разность, произведение и</text:p>
      <text:p text:style-name="P7">частное их модулей.</text:p>
      <text:p text:style-name="P1"/>
      <text:p text:style-name="P5">№1</text:p>
      <text:p text:style-name="P4"/>
      <text:p text:style-name="P4">#include &lt;iostream&gt;</text:p>
      <text:p text:style-name="P4">#include&lt;locale.h&gt;</text:p>
      <text:p text:style-name="P4">using namespace std;</text:p>
      <text:p text:style-name="P4"/>
      <text:p text:style-name="P4">int main() {</text:p>
      <text:p text:style-name="P4"><text:tab/>setlocale(LC_ALL, "Russian");</text:p>
      <text:p text:style-name="P4"><text:tab/>int d, l;</text:p>
      <text:p text:style-name="P4"><text:tab/>const double pi = 3.14;</text:p>
      <text:p text:style-name="P4"/>
      <text:p text:style-name="P4"><text:tab/>cout &lt;&lt; "Введите значение диаметра: ";</text:p>
      <text:p text:style-name="P4"><text:tab/>cin &gt;&gt; d;</text:p>
      <text:p text:style-name="P4"><text:tab/>cout &lt;&lt; "L = "&lt;&lt; pi * d &lt;&lt; '\n';</text:p>
      <text:p text:style-name="P4"><text:tab/>return 0;</text:p>
      <text:p text:style-name="P4">}</text:p>
      <text:p text:style-name="P4"/>
      <text:p text:style-name="P4"/>
      <text:p text:style-name="P5">№2</text:p>
      <text:p text:style-name="P4"/>
      <text:p text:style-name="P4">#include &lt;iostream&gt;</text:p>
      <text:p text:style-name="P4">#include&lt;locale.h&gt;</text:p>
      <text:p text:style-name="P4">using namespace std;</text:p>
      <text:p text:style-name="P4"/>
      <text:p text:style-name="P4">int main() {</text:p>
      <text:p text:style-name="P4"><text:soft-page-break/><text:tab/>setlocale(LC_ALL, "Russian");</text:p>
      <text:p text:style-name="P4"><text:tab/>int d, l;</text:p>
      <text:p text:style-name="P4"><text:tab/>const double pi = 3.14;</text:p>
      <text:p text:style-name="P4"/>
      <text:p text:style-name="P4"><text:tab/>cout &lt;&lt; "Введите значение диаметра: ";</text:p>
      <text:p text:style-name="P4"><text:tab/>cin &gt;&gt; d;</text:p>
      <text:p text:style-name="P4"><text:tab/>cout &lt;&lt; "L = "&lt;&lt; pi * d &lt;&lt; '\n';</text:p>
      <text:p text:style-name="P4"><text:tab/>return 0;</text:p>
      <text:p text:style-name="P4">}</text:p>
      <text:p text:style-name="P4"/>
      <text:p text:style-name="P4"/>
      <text:p text:style-name="P5">№3</text:p>
      <text:p text:style-name="P4"/>
      <text:p text:style-name="P4">#include &lt;iostream&gt;</text:p>
      <text:p text:style-name="P4">#include&lt;locale.h&gt;</text:p>
      <text:p text:style-name="P4"/>
      <text:p text:style-name="P4">using namespace std;</text:p>
      <text:p text:style-name="P4"/>
      <text:p text:style-name="P4">int main() {</text:p>
      <text:p text:style-name="P4"/>
      <text:p text:style-name="P4"><text:tab/>setlocale(LC_ALL, "Russian");</text:p>
      <text:p text:style-name="P4"/>
      <text:p text:style-name="P4"><text:tab/>float a, b;</text:p>
      <text:p text:style-name="P4"><text:tab/>cout &lt;&lt; "Введите первое число: ";</text:p>
      <text:p text:style-name="P4"/>
      <text:p text:style-name="P4"><text:tab/>cin &gt;&gt; a;</text:p>
      <text:p text:style-name="P4"/>
      <text:p text:style-name="P4"><text:tab/>cout &lt;&lt; "Введите второе число: ";</text:p>
      <text:p text:style-name="P4"/>
      <text:p text:style-name="P4"><text:tab/>cin &gt;&gt; b;</text:p>
      <text:p text:style-name="P4"/>
      <text:p text:style-name="P4"><text:tab/>cout &lt;&lt; "Среднее арифметическое двух чисел: " &lt;&lt; (a + b)/2 &lt;&lt; '\n';</text:p>
      <text:p text:style-name="P4"/>
      <text:p text:style-name="P4"><text:tab/>return 0;</text:p>
      <text:p text:style-name="P4">}</text:p>
      <text:p text:style-name="P4"/>
      <text:p text:style-name="P4"/>
      <text:p text:style-name="P5"/>
      <text:p text:style-name="P5">№4</text:p>
      <text:p text:style-name="P4"/>
      <text:p text:style-name="P4">#include &lt;iostream&gt;</text:p>
      <text:p text:style-name="P4">#include&lt;locale.h&gt;</text:p>
      <text:p text:style-name="P4">#include&lt;cmath&gt;</text:p>
      <text:p text:style-name="P4"/>
      <text:p text:style-name="P4">using namespace std;</text:p>
      <text:p text:style-name="P4"/>
      <text:p text:style-name="P4">int main() {</text:p>
      <text:p text:style-name="P4"><text:soft-page-break/></text:p>
      <text:p text:style-name="P4"><text:tab/>setlocale(LC_ALL, "Russian");</text:p>
      <text:p text:style-name="P4"/>
      <text:p text:style-name="P4"><text:tab/>int a, b;</text:p>
      <text:p text:style-name="P4"><text:tab/>cout &lt;&lt; "Введите первое число: ";</text:p>
      <text:p text:style-name="P4"/>
      <text:p text:style-name="P4"><text:tab/>cin &gt;&gt; a;</text:p>
      <text:p text:style-name="P4"/>
      <text:p text:style-name="P4"><text:tab/>cout &lt;&lt; "Введите второе число: ";</text:p>
      <text:p text:style-name="P4"/>
      <text:p text:style-name="P4"><text:tab/>cin &gt;&gt; b;</text:p>
      <text:p text:style-name="P4"/>
      <text:p text:style-name="P4"><text:tab/>cout &lt;&lt; "Сумма квадратов двух чисел: " &lt;&lt; pow(a,2) + pow(b,2) &lt;&lt; '\n';</text:p>
      <text:p text:style-name="P4"><text:tab/>cout &lt;&lt; "Разность квадратов двух чисел: " &lt;&lt; pow(a, 2) - pow(b, 2) &lt;&lt; '\n';</text:p>
      <text:p text:style-name="P4"><text:tab/>cout &lt;&lt; "Произвдение квадратов двух чисел: " &lt;&lt; pow(a, 2) * pow(b, 2) &lt;&lt; '\n';</text:p>
      <text:p text:style-name="P4"><text:tab/>cout &lt;&lt; "Частное квадратов двух чисел: " &lt;&lt; pow(a, 2)/pow(b, 2) &lt;&lt; '\n';</text:p>
      <text:p text:style-name="P4"/>
      <text:p text:style-name="P4"><text:tab/>return 0;</text:p>
      <text:p text:style-name="P4">}</text:p>
      <text:p text:style-name="P5">№<text:span text:style-name="T2">5</text:span></text:p>
      <text:p text:style-name="P5"/>
      <text:p text:style-name="P4">#include &lt;iostream&gt;</text:p>
      <text:p text:style-name="P4">#include&lt;locale.h&gt;</text:p>
      <text:p text:style-name="P4">#include&lt;cmath&gt;</text:p>
      <text:p text:style-name="P4"/>
      <text:p text:style-name="P4">using namespace std;</text:p>
      <text:p text:style-name="P4"/>
      <text:p text:style-name="P4">int main() {</text:p>
      <text:p text:style-name="P4"/>
      <text:p text:style-name="P4"><text:tab/>setlocale(LC_ALL, "Russian");</text:p>
      <text:p text:style-name="P4"/>
      <text:p text:style-name="P4"><text:tab/>int a, b;</text:p>
      <text:p text:style-name="P4"><text:tab/>cout &lt;&lt; "Введите первое число: ";</text:p>
      <text:p text:style-name="P4"/>
      <text:p text:style-name="P4"><text:tab/>cin &gt;&gt; a;</text:p>
      <text:p text:style-name="P4"/>
      <text:p text:style-name="P4"><text:tab/>cout &lt;&lt; "Введите второе число: ";</text:p>
      <text:p text:style-name="P4"/>
      <text:p text:style-name="P4"><text:tab/>cin &gt;&gt; b;</text:p>
      <text:p text:style-name="P4"/>
      <text:p text:style-name="P4"><text:tab/>cout &lt;&lt; "Сумма модулей двух чисел: " &lt;&lt; fabs(a) + fabs(b) &lt;&lt; '\n';</text:p>
      <text:p text:style-name="P4"><text:tab/>cout &lt;&lt; "Разность модулей двух чисел: " &lt;&lt; fabs(a) - fabs(b) &lt;&lt; '\n';</text:p>
      <text:p text:style-name="P4"><text:tab/>cout &lt;&lt; "Произвдение модулей двух чисел: " &lt;&lt; fabs(a) * fabs(b) &lt;&lt; '\n';</text:p>
      <text:p text:style-name="P4"><text:tab/>cout &lt;&lt; "Частное модулей двух чисел: " &lt;&lt; fabs(a) / fabs(b) &lt;&lt; '\n';</text:p>
      <text:p text:style-name="P4"/>
      <text:p text:style-name="P4"><text:tab/>return 0;</text:p>
      <text:p text:style-name="P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4:36:21.427000000</dc:date>
    <meta:editing-duration>PT10M54S</meta:editing-duration>
    <meta:editing-cycles>4</meta:editing-cycles>
    <meta:document-statistic meta:table-count="0" meta:image-count="0" meta:object-count="0" meta:page-count="3" meta:paragraph-count="87" meta:word-count="396" meta:character-count="2214" meta:non-whitespace-character-count="1861"/>
  </office:meta>
</office:document-meta>
</file>